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10.5pt" officeooo:paragraph-rsid="00441e56" style:font-size-asian="10.5pt" style:font-size-complex="10.5pt"/>
    </style:style>
    <style:style style:name="P20" style:family="paragraph" style:parent-style-name="Preformatted_20_Text">
      <style:text-properties fo:color="#000000" style:font-name="DejaVu Sans Mono" fo:font-size="9pt"/>
    </style:style>
    <style:style style:name="P21" style:family="paragraph" style:parent-style-name="Preformatted_20_Text">
      <style:text-properties fo:color="#000000" fo:font-size="10.5pt" fo:font-style="normal" style:font-size-asian="10.5pt" style:font-style-asian="normal" style:font-size-complex="10.5pt" style:font-style-complex="normal"/>
    </style:style>
    <style:style style:name="P22" style:family="paragraph" style:parent-style-name="Preformatted_20_Text">
      <style:text-properties fo:color="#808080" style:font-name="DejaVu Sans Mono" fo:font-size="10.5pt" fo:font-style="italic"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officeooo:rsid="0033cfb4" officeooo:paragraph-rsid="0033cfb4"/>
    </style:style>
    <style:style style:name="P33"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4" style:family="paragraph" style:parent-style-name="Text_20_body">
      <style:paragraph-properties fo:margin-left="1.251cm" fo:margin-right="0cm" fo:text-indent="0cm" style:auto-text-indent="false"/>
      <style:text-properties fo:color="#000000" style:font-name="Liberation Serif" fo:font-size="12pt" fo:font-style="normal" officeooo:rsid="00441e56" officeooo:paragraph-rsid="00441e56" style:font-size-asian="12pt" style:font-style-asian="normal" style:font-size-complex="12pt" style:font-style-complex="normal"/>
    </style:style>
    <style:style style:name="P35" style:family="paragraph" style:parent-style-name="Text_20_body">
      <style:paragraph-properties fo:margin-left="1.251cm" fo:margin-right="0cm" fo:text-indent="0cm" style:auto-text-indent="false"/>
      <style:text-properties officeooo:paragraph-rsid="0039eb7f"/>
    </style:style>
    <style:style style:name="P36" style:family="paragraph" style:parent-style-name="Text_20_body">
      <style:paragraph-properties fo:margin-left="1.251cm" fo:margin-right="0cm" fo:text-indent="0cm" style:auto-text-indent="false"/>
      <style:text-properties style:use-window-font-color="true" style:font-name="Liberation Serif"/>
    </style:style>
    <style:style style:name="P37" style:family="paragraph" style:parent-style-name="Text_20_body">
      <style:paragraph-properties fo:margin-left="1.251cm" fo:margin-right="0cm" fo:text-indent="0cm" style:auto-text-indent="false"/>
      <style:text-properties style:use-window-font-color="true" style:font-name="Liberation Serif" officeooo:rsid="004489f1" officeooo:paragraph-rsid="004489f1"/>
    </style:style>
    <style:style style:name="P38"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9" style:family="paragraph" style:parent-style-name="Text_20_body">
      <style:paragraph-properties fo:margin-left="0cm" fo:margin-right="0cm" fo:text-indent="0cm" style:auto-text-indent="false"/>
      <style:text-properties officeooo:paragraph-rsid="0040e3f6"/>
    </style:style>
    <style:style style:name="P40" style:family="paragraph" style:parent-style-name="Heading_20_1">
      <style:text-properties officeooo:rsid="00193fc1" officeooo:paragraph-rsid="00193fc1"/>
    </style:style>
    <style:style style:name="P41" style:family="paragraph" style:parent-style-name="Heading_20_1">
      <style:paragraph-properties fo:break-before="page"/>
      <style:text-properties officeooo:rsid="001be36d" officeooo:paragraph-rsid="001be36d"/>
    </style:style>
    <style:style style:name="P42" style:family="paragraph" style:parent-style-name="Heading_20_3">
      <style:paragraph-properties fo:break-before="page"/>
      <style:text-properties officeooo:rsid="002072f7" officeooo:paragraph-rsid="002072f7"/>
    </style:style>
    <style:style style:name="P43" style:family="paragraph" style:parent-style-name="Text_20_body" style:list-style-name="L1">
      <style:paragraph-properties fo:text-align="start" style:justify-single-word="false"/>
      <style:text-properties officeooo:paragraph-rsid="00193fc1"/>
    </style:style>
    <style:style style:name="P44"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45"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f1d75" style:font-size-asian="10.5pt" style:font-size-complex="10.5pt"/>
    </style:style>
    <style:style style:name="T13" style:family="text">
      <style:text-properties fo:color="#000000" style:font-name="DejaVu Sans Mono" fo:font-size="10.5pt" officeooo:rsid="0040e3f6" style:font-size-asian="10.5pt" style:font-size-complex="10.5pt"/>
    </style:style>
    <style:style style:name="T14" style:family="text">
      <style:text-properties fo:color="#000000" style:font-name="DejaVu Sans Mono" fo:font-size="10.5pt" officeooo:rsid="0044155d" style:font-size-asian="10.5pt" style:font-size-complex="10.5pt"/>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3ed90c" style:font-size-asian="12pt" style:font-size-complex="12pt"/>
    </style:style>
    <style:style style:name="T17" style:family="text">
      <style:text-properties fo:color="#000000" style:font-name="Liberation Serif" fo:font-size="12pt" officeooo:rsid="0040e3f6" style:font-size-asian="12pt" style:font-size-complex="12pt"/>
    </style:style>
    <style:style style:name="T18" style:family="text">
      <style:text-properties fo:color="#000000" style:font-name="Liberation Serif" fo:font-size="12pt" officeooo:rsid="0044155d" style:font-size-asian="12pt" style:font-size-complex="12pt"/>
    </style:style>
    <style:style style:name="T19" style:family="text">
      <style:text-properties style:font-name="Liberation Serif"/>
    </style:style>
    <style:style style:name="T20" style:family="text">
      <style:text-properties style:font-name="Liberation Serif" officeooo:rsid="00167250"/>
    </style:style>
    <style:style style:name="T21" style:family="text">
      <style:text-properties style:font-name="Liberation Serif" officeooo:rsid="001755d6"/>
    </style:style>
    <style:style style:name="T22" style:family="text">
      <style:text-properties style:font-name="Liberation Serif" officeooo:rsid="001be36d"/>
    </style:style>
    <style:style style:name="T23" style:family="text">
      <style:text-properties style:font-name="Liberation Serif" officeooo:rsid="001f70a8"/>
    </style:style>
    <style:style style:name="T24" style:family="text">
      <style:text-properties style:font-name="Liberation Serif" officeooo:rsid="001fc079"/>
    </style:style>
    <style:style style:name="T25" style:family="text">
      <style:text-properties style:font-name="Liberation Serif" officeooo:rsid="002072f7"/>
    </style:style>
    <style:style style:name="T26" style:family="text">
      <style:text-properties style:font-name="Liberation Serif" officeooo:rsid="00250b8c"/>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250b8c" style:font-weight-asian="bold" style:font-weight-complex="bold"/>
    </style:style>
    <style:style style:name="T29" style:family="text">
      <style:text-properties style:font-name="Liberation Serif" fo:font-weight="bold" officeooo:rsid="00271a4a" style:font-weight-asian="bold" style:font-weight-complex="bold"/>
    </style:style>
    <style:style style:name="T30" style:family="text">
      <style:text-properties style:font-name="Liberation Serif" fo:font-weight="normal" officeooo:rsid="00250b8c" style:font-weight-asian="normal" style:font-weight-complex="normal"/>
    </style:style>
    <style:style style:name="T31" style:family="text">
      <style:text-properties style:font-name="Liberation Serif" officeooo:rsid="002a6f47"/>
    </style:style>
    <style:style style:name="T32" style:family="text">
      <style:text-properties style:font-name="Liberation Serif" officeooo:rsid="0039eb7f"/>
    </style:style>
    <style:style style:name="T33" style:family="text">
      <style:text-properties style:font-name="Liberation Serif" fo:font-size="12pt" officeooo:rsid="0039eb7f" style:font-size-asian="12pt" style:font-size-complex="12pt"/>
    </style:style>
    <style:style style:name="T34" style:family="text">
      <style:text-properties officeooo:rsid="00193fc1"/>
    </style:style>
    <style:style style:name="T35" style:family="text">
      <style:text-properties fo:font-weight="normal" style:font-weight-asian="normal" style:font-weight-complex="normal"/>
    </style:style>
    <style:style style:name="T36" style:family="text">
      <style:text-properties fo:font-weight="normal" officeooo:rsid="001495f9" style:font-weight-asian="normal" style:font-weight-complex="normal"/>
    </style:style>
    <style:style style:name="T37" style:family="text">
      <style:text-properties fo:font-weight="normal" officeooo:rsid="00275db9" style:font-weight-asian="normal" style:font-weight-complex="normal"/>
    </style:style>
    <style:style style:name="T38" style:family="text">
      <style:text-properties fo:font-weight="normal" officeooo:rsid="0027da34" style:font-weight-asian="normal" style:font-weight-complex="normal"/>
    </style:style>
    <style:style style:name="T39" style:family="text">
      <style:text-properties fo:font-weight="normal" officeooo:rsid="0028be56" style:font-weight-asian="normal" style:font-weight-complex="normal"/>
    </style:style>
    <style:style style:name="T40" style:family="text">
      <style:text-properties officeooo:rsid="001a0e4a"/>
    </style:style>
    <style:style style:name="T41" style:family="text">
      <style:text-properties officeooo:rsid="001be36d"/>
    </style:style>
    <style:style style:name="T42" style:family="text">
      <style:text-properties officeooo:rsid="001f70a8"/>
    </style:style>
    <style:style style:name="T43" style:family="text">
      <style:text-properties style:font-name="DejaVu Sans Mono"/>
    </style:style>
    <style:style style:name="T44" style:family="text">
      <style:text-properties style:font-name="DejaVu Sans Mono" officeooo:rsid="00250b8c"/>
    </style:style>
    <style:style style:name="T45" style:family="text">
      <style:text-properties officeooo:rsid="00257cac"/>
    </style:style>
    <style:style style:name="T46" style:family="text">
      <style:text-properties officeooo:rsid="00271a4a"/>
    </style:style>
    <style:style style:name="T47" style:family="text">
      <style:text-properties officeooo:rsid="00275db9"/>
    </style:style>
    <style:style style:name="T48" style:family="text">
      <style:text-properties officeooo:rsid="00312b01"/>
    </style:style>
    <style:style style:name="T49" style:family="text">
      <style:text-properties officeooo:rsid="0032eae3"/>
    </style:style>
    <style:style style:name="T50" style:family="text">
      <style:text-properties officeooo:rsid="00332870"/>
    </style:style>
    <style:style style:name="T51" style:family="text">
      <style:text-properties officeooo:rsid="00364430"/>
    </style:style>
    <style:style style:name="T52" style:family="text">
      <style:text-properties officeooo:rsid="00382db4"/>
    </style:style>
    <style:style style:name="T53" style:family="text">
      <style:text-properties officeooo:rsid="003831b5"/>
    </style:style>
    <style:style style:name="T54" style:family="text">
      <style:text-properties officeooo:rsid="00387ce2"/>
    </style:style>
    <style:style style:name="T55" style:family="text">
      <style:text-properties officeooo:rsid="0039eb7f"/>
    </style:style>
    <style:style style:name="T56" style:family="text">
      <style:text-properties officeooo:rsid="00441e56"/>
    </style:style>
    <style:style style:name="T57" style:family="text">
      <style:text-properties officeooo:rsid="00456c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age Memory Test</text:p>
      <text:p text:style-name="Subtitle"><text:span text:style-name="T42">Instructions - June</text:span> 2016</text:p>
      <text:h text:style-name="P40"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2">NOT </text:span>work on other systems.</text:p>
      <text:list xml:id="list1296662690" text:style-name="L1">
        <text:list-item>
          <text:p text:style-name="P43"><text:span text:style-name="T34">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44"><text:span text:style-name="T36">Y</text:span><text:span text:style-name="T35">ou should not need to install Python again if you install a new version of Image Memory Test.</text:span></text:p>
        </text:list-item>
        <text:list-item>
          <text:p text:style-name="P45">Un-zip your copy of the software in any folder.</text:p>
        </text:list-item>
        <text:list-item>
          <text:p text:style-name="P43"><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40">L</text:span>aunch the program with a double click on <text:span text:style-name="T2">MemoryTest.bat</text:span><text:span text:style-name="T20"> (Windows only) or via the command line (</text:span><text:span text:style-name="T3">python main.py</text:span><text:span text:style-name="T20">).</text:span></text:p>
      <text:p text:style-name="P1">Then select an experiment file (a text file which describe the images to show, for how long, where to save the <text:span text:style-name="T41">results</text:span>…) and let the program run.</text:p>
      <text:p text:style-name="P11"><text:span text:style-name="T22">To “shortcut” the file selection window, y</text:span><text:span text:style-name="T19">ou can select the experiment file via the -e command line option (</text:span><text:span text:style-name="T2">python main.py -e some/file.txt</text:span><text:span text:style-name="T19">). </text:span><text:span text:style-name="T22">On Windows, make a copy</text:span><text:span text:style-name="T21"> of </text:span><text:span text:style-name="T4">MemoryTest.bat </text:span><text:span text:style-name="T21">and </text:span><text:span text:style-name="T22">open it with a text editor (Notepad). A</text:span><text:span text:style-name="T21">dd the option in </text:span><text:span text:style-name="T22">the file, then save and double click on it</text:span><text:span text:style-name="T21">.</text:span></text:p>
      <text:p text:style-name="P12"><text:span text:style-name="T23">T</text:span><text:span text:style-name="T1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1"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21">C</text:span><text:span text:style-name="T19">reate the file with a plain text editor (Notepad, Notepad++, Gedit… NOT Microsoft Word).<text:line-break/>Write each command on a line, </text:span><text:span text:style-name="T26">in the order they should be executed.<text:line-break/>Each command has a name and some parameters between parenthesis, see the list below. </text:span><text:span text:style-name="T31">For example “Wait(800)” instructs the software to pause for 800 milliseconds.</text:span><text:span text:style-name="T26"><text:line-break/></text:span><text:span text:style-name="T19"><text:line-break/></text:span><text:span text:style-name="T25">The program ignore as comment any text following a # sign, up to the end of the line.<text:line-break/></text:span><text:span text:style-name="T24">T</text:span><text:span text:style-name="T26">he program </text:span><text:span text:style-name="T28">halts with an error message </text:span><text:span text:style-name="T30">if there are wrong commands.</text:span><text:span text:style-name="T19"><text:line-break/><text:line-break/>See the examples in the “Demo” folder.</text:span></text:p>
      <text:p text:style-name="P13"><text:span text:style-name="T24">A</text:span><text:span text:style-name="T19">ll times are expressed in milliseconds.<text:line-break/>All positions are in the screen reference system. The </text:span><text:span text:style-name="T27">origin (0, 0) is on the top left screen corner. X grows to the left, Y grows down. </text:span><text:span text:style-name="T29">The coordinates units are screen pixels.</text:span></text:p>
      <text:p text:style-name="Preformatted_20_Text"><text:s text:c="5"/></text:p>
      <text:p text:style-name="P23"><text:s text:c="2"/><text:span text:style-name="T50">+</text:span>--------------------&gt; X</text:p>
      <text:p text:style-name="P24"><text:s text:c="2"/><text:span text:style-name="T49">|</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8">and are never resized.</text:span></text:p>
      <text:h text:style-name="P42" text:outline-level="3">List of commands</text:h>
      <text:p text:style-name="P21"><text:span text:style-name="T43">ChangeBackgroundColor(</text:span><text:span text:style-name="T44">r, g, b</text:span><text:span text:style-name="T43">)</text:span></text:p>
      <text:p text:style-name="P26"><text:span text:style-name="T45">Change the color of the screen to the color expressed by the given red green, blue triplet (</text:span><text:a xlink:type="simple" xlink:href="https://en.wikipedia.org/wiki/RGB_color_model" text:style-name="Internet_20_link" text:visited-style-name="Visited_20_Internet_20_Link"><text:span text:style-name="T45">https://en.wikipedia.org/wiki/RGB_color_model</text:span></text:a><text:span text:style-name="T45">). R, g, b must be integers between 0 and 255 (included).</text:span></text:p>
      <text:p text:style-name="P38"/>
      <text:p text:style-name="P38">PressKeyToContinue(key_to_wait)</text:p>
      <text:p text:style-name="P27">Pauses the program until the user presses the given key (e. g. “a”). Use “&lt;Return&gt;” for the enter key, “&lt;space&gt;” for the space bar and “&lt;any&gt;” to continue on any key.</text:p>
      <text:p text:style-name="P20"/>
      <text:p text:style-name="P16">Wait(milliseconds)</text:p>
      <text:p text:style-name="P14"><text:tab/>Does nothing, just waits the specified amount of time.</text:p>
      <text:p text:style-name="P17"/>
      <text:p text:style-name="P17">ShowInstructions(key_to_continue, instruction_image_file)</text:p>
      <text:p text:style-name="P32">Show an image that is not accounted for the memory test. It is meant to give instructions to the text subject. Pauses the experiment until the user presses the key_to_continue key. <text:span text:style-name="T51">The image is at the centre of the screen.</text:span></text:p>
      <text:p text:style-name="P22"/>
      <text:p text:style-name="P15">ShowImage(how_long_milliseconds, centre_x_pixels, centre_y_pixels, file<text:span text:style-name="T46">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5">Displays at the same time all the images spe<text:span text:style-name="T54">c</text:span>ified by ShowImage commands, for the duration given as parameter (in milliseconds).</text:p>
      <text:p text:style-name="P39"><text:span text:style-name="T10">AllImagesAsBackground</text:span><text:span text:style-name="T9">()<text:line-break/><text:tab/></text:span>Displays at the same time all the images spe<text:span text:style-name="T54">c</text:span>ified by ShowImage commands. <text:span text:style-name="T55">Does not wait.<text:line-break/><text:line-break/></text:span><text:span text:style-name="T12">RemoveBackgroundImages</text:span><text:span text:style-name="T9">()<text:line-break/></text:span><text:span text:style-name="T15"><text:tab/></text:span><text:span text:style-name="T16">Immediately r</text:span><text:span text:style-name="T33">emo</text:span><text:span text:style-name="T32">ves all the images placed by AllImagesAsBackground()</text:span><text:span text:style-name="T19">.<text:line-break/><text:line-break/></text:span><text:bookmark-start text:name="__DdeLink__352_1963065011"/><text:span text:style-name="T14">HideBackgroundImage</text:span><text:bookmark-end text:name="__DdeLink__352_1963065011"/><text:span text:style-name="T9">(</text:span><text:span text:style-name="T13">for_how_long, filename</text:span><text:span text:style-name="T9">)<text:line-break/></text:span><text:span text:style-name="T15"><text:tab/></text:span><text:span text:style-name="T18">Removes from the screed the </text:span><text:span text:style-name="T17">image </text:span><text:span text:style-name="T18">opened </text:span><text:span text:style-name="T17">by ShowImage </text:span><text:span text:style-name="T18">with the same filename and displayed with <text:tab/></text:span><text:span text:style-name="T17">AllImagesAsBackground </text:span><text:span text:style-name="T18">for the given time. Then it shows it again.</text:span><text:span text:style-name="T55"><text:line-break/><text:line-break/></text:span><text:span text:style-name="T9">Show</text:span><text:span text:style-name="T11">Configuration</text:span><text:span text:style-name="T9">(for_how_long, marker_image)<text:line-break/><text:tab/></text:span><text:span text:style-name="T52">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2">EraseConfiguration</text:span>()</text:p>
      <text:p text:style-name="P33">Immediately erases the markers placed by ShowConfiguration.</text:p>
      <text:p text:style-name="P15"/>
      <text:p text:style-name="P15">PrepareMarkers(marker_image, timing_option)</text:p>
      <text:p text:style-name="P36"><text:span text:style-name="T47">Creates a row of markers (one per each image loaded by a ShowImage command) at the bottom of the screen for the user to move (marker_image is a file path). Timing_option can be either of (including the </text:span><text:soft-page-break/><text:span text:style-name="T47">quotes) </text:span><text:span text:style-name="T35">"immediate timing" </text:span><text:span text:style-name="T37">or <text:s/></text:span><text:span text:style-name="T35">"time on marker movement". </text:span><text:span text:style-name="T37">The former starts the experiment duration c</text:span><text:span text:style-name="T39">h</text:span><text:span text:style-name="T37">ronometer as soon as the markers are read, the latter </text:span><text:span text:style-name="T38">as soon as the user moves a marker. The program halts if the markers don’t fit in the last screen row (e. g. there are too many).</text:span></text:p>
      <text:p text:style-name="P37"><text:span text:style-name="T38">I</text:span><text:span text:style-name="T35">f the marker image is the special “&lt;with images&gt;” expression, then the markers will be the images themselves, rather than a specific marker image.</text:span></text:p>
      <text:p text:style-name="P25"/>
      <text:p text:style-name="P15">ComputeResult(result_file)</text:p>
      <text:p text:style-name="P29">Completes the experiment. Computes the distance between each image and the closest marker and the total duration of the experiment. Writes the results in result_file. <text:span text:style-name="T53">Allows to select a file with the usual “save </text:span><text:span text:style-name="T57">a</text:span><text:span text:style-name="T53">s” window if result_file is the special value “&lt;SaveAs&gt;”.</text:span></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1">The timer truncates to a granularity of seconds (but starts and stop time are rounded – there may be small discrepancies).</text:p>
      <text:p text:style-name="P31"/>
      <text:p text:style-name="P19"><text:span text:style-name="T56">CoverImage</text:span>(<text:span text:style-name="T56">for_how_long, image_to_hide, covering_image</text:span>)</text:p>
      <text:p text:style-name="P34">Displays the covering image on top of the image to hide, then removes it after for_how_long milliseconds. The covering image has the same center of the image to hide. If the image to hide has to be perfectly covered, then the two images must have the same siz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5-19T21:09:51.347355335</meta:creation-date>
    <meta:generator>LibreOffice/6.4.7.2$Linux_X86_64 LibreOffice_project/40$Build-2</meta:generator>
    <dc:date>2023-12-31T11:08:47.894725010</dc:date>
    <meta:editing-duration>PT2H51M5S</meta:editing-duration>
    <meta:editing-cycles>52</meta:editing-cycles>
    <meta:document-statistic meta:table-count="0" meta:image-count="0" meta:object-count="0" meta:page-count="4" meta:paragraph-count="59" meta:word-count="1206" meta:character-count="7573" meta:non-whitespace-character-count="6278"/>
  </office:meta>
</office:document-meta>
</file>